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WIR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zza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" office:value-type="string" calcext:value-type="string">
            <text:p>1.GND-Gound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brow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.VCC-Positive Voltage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urpl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3.SCL-Clock 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ULL_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4.SDA-Data 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ULL_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5.RES-Res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6.DC-Data/Dem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7.CS-Chip Sel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D1351</text:p>
          </table:table-cell>
          <table:table-cell table:style-name="ce2" office:value-type="string" calcext:value-type="string">
            <text:p>1.GND-G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ED</text:p>
          </table:table-cell>
          <table:table-cell table:style-name="ce2" office:value-type="string" calcext:value-type="string">
            <text:p>2.VCC-Positive Voltage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3.SCL-Clock L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4.SDA-Data 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5.RES-Res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6.DC-Data/Dem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7.CS-Chip Sel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9814</text:p>
          </table:table-cell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ut (ADC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ra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R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Ry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ttons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coder</text:p>
          </table:table-cell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SD</text:p>
          </table:table-cell>
          <table:table-cell office:value-type="string" calcext:value-type="string">
            <text:p>V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style-name="Default"/>
          <table:table-cell office:value-type="string" calcext:value-type="string">
            <text:p>s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PULL_U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Huzza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m orange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om purple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om purple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NDC logo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ght (go left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ft (go right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3v</text:p>
          </table:table-cell>
          <table:table-cell table:style-name="Default"/>
          <table:table-cell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 pins" table:style-name="ta1">
        <table:table-column table:style-name="co3" table:number-columns-repeated="3" table:default-cell-style-name="Default"/>
        <table:table-row table:style-name="ro2">
          <table:table-cell/>
          <table:table-cell office:value-type="string" calcext:value-type="string">
            <text:p>lolin32 lite</text:p>
          </table:table-cell>
          <table:table-cell office:value-type="string" calcext:value-type="string">
            <text:p>huzzah feather</text:p>
          </table:table-cell>
        </table:table-row>
        <table:table-row table:style-name="ro2"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iso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durations" table:style-name="ta1">
        <table:table-column table:style-name="co3" table:number-columns-repeated="4" table:default-cell-style-name="Default"/>
        <table:table-row table:style-name="ro2" table:number-rows-repeated="4">
          <table:table-cell table:number-columns-repeated="4"/>
        </table:table-row>
        <table:table-row table:style-name="ro2">
          <table:table-cell/>
          <table:table-cell office:value-type="string" calcext:value-type="string">
            <text:p>Introduction</text:p>
          </table:table-cell>
          <table:table-cell table:style-name="ce6" office:value-type="time" office:time-value="PT10H23M00S" calcext:value-type="time">
            <text:p>10:23:00 AM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string" calcext:value-type="string">
            <text:p>hardware</text:p>
          </table:table-cell>
          <table:table-cell office:value-type="float" office:value="1041" calcext:value-type="float">
            <text:p>1041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/>
          <table:table-cell office:value-type="string" calcext:value-type="string">
            <text:p>the language</text:p>
          </table:table-cell>
          <table:table-cell office:value-type="float" office:value="1059" calcext:value-type="float">
            <text:p>1059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 calcext:value-type="string">
            <text:p>demo</text:p>
          </table:table-cell>
          <table:table-cell office:value-type="string" calcext:value-type="string">
            <text:p>getting started</text:p>
          </table:table-cell>
          <table:table-cell office:value-type="float" office:value="1135" calcext:value-type="float">
            <text:p>1135</text:p>
          </table:table-cell>
          <table:table-cell office:value-type="float" office:value="1144" calcext:value-type="float">
            <text:p>1144</text:p>
          </table:table-cell>
        </table:table-row>
        <table:table-row table:style-name="ro2">
          <table:table-cell/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an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2:10:46.719876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15:36.792648817</meta:creation-date>
    <dc:date>2018-06-15T12:33:47.029818285</dc:date>
    <meta:editing-duration>P2DT18H41M12S</meta:editing-duration>
    <meta:editing-cycles>59</meta:editing-cycles>
    <meta:generator>LibreOffice/5.4.5.1$Linux_X86_64 LibreOffice_project/40m0$Build-1</meta:generator>
    <meta:document-statistic meta:table-count="3" meta:cell-count="197" meta:object-count="0"/>
  </office:meta>
</office:document-meta>
</file>